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ato" svg:font-family="Lato" style:font-pitch="variable"/>
    <style:font-face style:name="Montserrat" svg:font-family="Montserrat" style:font-pitch="variable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ITEM1" style:family="table">
      <style:table-properties style:width="18.897cm" table:align="margins"/>
    </style:style>
    <style:style style:name="ITEM1.A" style:family="table-column">
      <style:table-column-properties style:column-width="1.896cm" style:rel-column-width="1075*"/>
    </style:style>
    <style:style style:name="ITEM1.B" style:family="table-column">
      <style:table-column-properties style:column-width="2.999cm" style:rel-column-width="1700*"/>
    </style:style>
    <style:style style:name="ITEM1.C" style:family="table-column">
      <style:table-column-properties style:column-width="2.096cm" style:rel-column-width="1188*"/>
    </style:style>
    <style:style style:name="ITEM1.D" style:family="table-column">
      <style:table-column-properties style:column-width="2.514cm" style:rel-column-width="1425*"/>
    </style:style>
    <style:style style:name="ITEM1.E" style:family="table-column">
      <style:table-column-properties style:column-width="2.205cm" style:rel-column-width="1250*"/>
    </style:style>
    <style:style style:name="ITEM1.F" style:family="table-column">
      <style:table-column-properties style:column-width="2.293cm" style:rel-column-width="1300*"/>
    </style:style>
    <style:style style:name="ITEM1.G" style:family="table-column">
      <style:table-column-properties style:column-width="1.191cm" style:rel-column-width="675*"/>
    </style:style>
    <style:style style:name="ITEM1.H" style:family="table-column">
      <style:table-column-properties style:column-width="1.808cm" style:rel-column-width="1025*"/>
    </style:style>
    <style:style style:name="ITEM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ITEM1.I1" style:family="table-cell">
      <style:table-cell-properties style:vertical-align="middle" fo:padding="0.097cm" fo:border="0.05pt solid #000000"/>
    </style:style>
    <style:style style:name="ITEM1.A2" style:family="table-cell">
      <style:table-cell-properties fo:padding="0.097cm" fo:border-left="0.05pt solid #000000" fo:border-right="none" fo:border-top="none" fo:border-bottom="0.05pt solid #000000"/>
    </style:style>
    <style:style style:name="ITEM1.B2" style:family="table-cell">
      <style:table-cell-properties fo:padding="0.097cm" fo:border-left="0.05pt solid #000000" fo:border-right="none" fo:border-top="none" fo:border-bottom="0.05pt solid #000000"/>
    </style:style>
    <style:style style:name="ITEM1.C2" style:family="table-cell">
      <style:table-cell-properties fo:padding="0.097cm" fo:border-left="0.05pt solid #000000" fo:border-right="none" fo:border-top="none" fo:border-bottom="0.05pt solid #000000"/>
    </style:style>
    <style:style style:name="ITEM1.D2" style:family="table-cell">
      <style:table-cell-properties fo:padding="0.097cm" fo:border-left="0.05pt solid #000000" fo:border-right="none" fo:border-top="none" fo:border-bottom="0.05pt solid #000000"/>
    </style:style>
    <style:style style:name="ITEM1.E2" style:family="table-cell">
      <style:table-cell-properties fo:padding="0.097cm" fo:border-left="0.05pt solid #000000" fo:border-right="none" fo:border-top="none" fo:border-bottom="0.05pt solid #000000"/>
    </style:style>
    <style:style style:name="ITEM1.F2" style:family="table-cell">
      <style:table-cell-properties fo:padding="0.097cm" fo:border-left="0.05pt solid #000000" fo:border-right="none" fo:border-top="none" fo:border-bottom="0.05pt solid #000000"/>
    </style:style>
    <style:style style:name="ITEM1.G2" style:family="table-cell">
      <style:table-cell-properties fo:padding="0.097cm" fo:border-left="0.05pt solid #000000" fo:border-right="none" fo:border-top="none" fo:border-bottom="0.05pt solid #000000"/>
    </style:style>
    <style:style style:name="ITEM1.H2" style:family="table-cell">
      <style:table-cell-properties fo:padding="0.097cm" fo:border-left="0.05pt solid #000000" fo:border-right="none" fo:border-top="none" fo:border-bottom="0.05pt solid #000000"/>
    </style:style>
    <style:style style:name="ITEM1.I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color="#000000" style:font-name="Monospace" fo:font-size="10pt" fo:font-weight="normal" officeooo:rsid="0017bf77" fo:background-color="#e8f2fe" style:font-size-asian="10pt" style:font-weight-asian="normal" style:font-weight-complex="normal"/>
    </style:style>
    <style:style style:name="P2" style:family="paragraph" style:parent-style-name="Standard" style:master-page-name="">
      <loext:graphic-properties draw:fill="none"/>
      <style:paragraph-properties fo:margin-left="0cm" fo:margin-right="-0.9cm" fo:text-indent="-0.499cm" style:auto-text-indent="false" style:page-number="auto" fo:background-color="transparent">
        <style:tab-stops>
          <style:tab-stop style:position="-0.508cm"/>
        </style:tab-stops>
      </style:paragraph-properties>
      <style:text-properties fo:color="#000000" style:font-name="Monospace" fo:font-size="10pt" fo:font-weight="normal" officeooo:rsid="0017bf77" fo:background-color="#e8f2fe" style:font-size-asian="10pt" style:font-weight-asian="normal" style:font-weight-complex="normal"/>
    </style:style>
    <style:style style:name="P3" style:family="paragraph" style:parent-style-name="Standard">
      <style:text-properties fo:color="#000000" style:font-name="Monospace" fo:font-size="10pt" fo:font-weight="normal" officeooo:rsid="0017bf77" fo:background-color="#e8f2fe" style:font-size-asian="10pt" style:font-weight-asian="normal" style:font-weight-complex="normal"/>
    </style:style>
    <style:style style:name="P4" style:family="paragraph" style:parent-style-name="Table_20_Contents">
      <style:paragraph-properties fo:text-align="center" style:justify-single-word="false"/>
      <style:text-properties style:font-name="Lato" fo:font-size="10pt" fo:font-weight="bold" officeooo:rsid="00151688" officeooo:paragraph-rsid="001cc952" style:font-size-asian="10pt" style:font-weight-asian="bold" style:font-size-complex="10pt" style:font-weight-complex="bold"/>
    </style:style>
    <style:style style:name="P5" style:family="paragraph" style:parent-style-name="Table_20_Contents">
      <style:text-properties style:font-name="Lato" fo:font-size="9pt" officeooo:rsid="001ac627" officeooo:paragraph-rsid="001ac627" style:font-size-asian="9pt" style:font-size-complex="9pt"/>
    </style:style>
    <style:style style:name="P6" style:family="paragraph">
      <style:paragraph-properties fo:text-align="center"/>
      <style:text-properties fo:color="#ffffff"/>
    </style:style>
    <style:style style:name="P7" style:family="paragraph">
      <loext:graphic-properties draw:fill-color="#3465a4"/>
      <style:paragraph-properties fo:text-align="center"/>
      <style:text-properties fo:color="#ffffff" style:font-name="Montserrat" fo:font-size="14pt" fo:font-weight="bold" style:font-size-asian="14pt" style:font-weight-asian="bold" style:font-size-complex="14pt" style:font-weight-complex="bold"/>
    </style:style>
    <style:style style:name="T1" style:family="text">
      <style:text-properties officeooo:rsid="001e1798"/>
    </style:style>
    <style:style style:name="T2" style:family="text">
      <style:text-properties fo:color="#ffffff" style:font-name="Montserrat" fo:font-size="14pt" fo:font-weight="bold" style:font-size-asian="14pt" style:font-weight-asian="bold" style:font-size-complex="14pt" style:font-weight-complex="bold"/>
    </style:style>
    <style:style style:name="gr1" style:family="graphic">
      <style:graphic-properties draw:stroke="none" draw:fill-color="#3465a4" draw:textarea-horizontal-align="justify" draw:textarea-vertical-align="middle" draw:auto-grow-height="false" fo:min-height="0.914cm" fo:min-width="18.79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><draw:custom-shape text:anchor-type="paragraph" draw:z-index="0" draw:name="Forme5" draw:style-name="gr1" draw:text-style-name="P7" svg:width="18.892cm" svg:height="1.01cm" svg:x="-0.002cm" svg:y="0.088cm"><text:p text:style-name="P6"><text:span text:style-name="T2">EXTRAIT DE COMPTE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1"/>
      <text:p text:style-name="P1"/>
      <text:p text:style-name="P1"/>
      <text:p text:style-name="P1"/>
      <table:table table:name="ITEM1" table:style-name="ITEM1">
        <table:table-column table:style-name="ITEM1.A"/>
        <table:table-column table:style-name="ITEM1.B"/>
        <table:table-column table:style-name="ITEM1.C"/>
        <table:table-column table:style-name="ITEM1.D"/>
        <table:table-column table:style-name="ITEM1.E"/>
        <table:table-column table:style-name="ITEM1.F"/>
        <table:table-column table:style-name="ITEM1.G"/>
        <table:table-column table:style-name="ITEM1.H"/>
        <table:table-column table:style-name="ITEM1.A"/>
        <table:table-row>
          <table:table-cell table:style-name="ITEM1.A1" office:value-type="string">
            <text:p text:style-name="P4">Numéro de compte</text:p>
          </table:table-cell>
          <table:table-cell table:style-name="ITEM1.A1" office:value-type="string">
            <text:p text:style-name="P4">Compte</text:p>
          </table:table-cell>
          <table:table-cell table:style-name="ITEM1.A1" office:value-type="string">
            <text:p text:style-name="P4">Date</text:p>
          </table:table-cell>
          <table:table-cell table:style-name="ITEM1.A1" office:value-type="string">
            <text:p text:style-name="P4">Numéro d’écriture</text:p>
          </table:table-cell>
          <table:table-cell table:style-name="ITEM1.A1" office:value-type="string">
            <text:p text:style-name="P4">Référence <text:span text:style-name="T1">client</text:span></text:p>
          </table:table-cell>
          <table:table-cell table:style-name="ITEM1.A1" office:value-type="string">
            <text:p text:style-name="P4">Référence fournisseur</text:p>
          </table:table-cell>
          <table:table-cell table:style-name="ITEM1.A1" office:value-type="string">
            <text:p text:style-name="P4">Lettre</text:p>
          </table:table-cell>
          <table:table-cell table:style-name="ITEM1.A1" office:value-type="string">
            <text:p text:style-name="P4">Débit</text:p>
          </table:table-cell>
          <table:table-cell table:style-name="ITEM1.I1" office:value-type="string">
            <text:p text:style-name="P4">Crédit</text:p>
          </table:table-cell>
        </table:table-row>
        <table:table-row>
          <table:table-cell table:style-name="ITEM1.A2" office:value-type="string">
            <text:p text:style-name="P5">[ACCOUNT_NUMBER]</text:p>
          </table:table-cell>
          <table:table-cell table:style-name="ITEM1.B2" office:value-type="string">
            <text:p text:style-name="P5">[NAME]</text:p>
          </table:table-cell>
          <table:table-cell table:style-name="ITEM1.C2" office:value-type="string">
            <text:p text:style-name="P5">[PRINTED_ON]</text:p>
          </table:table-cell>
          <table:table-cell table:style-name="ITEM1.D2" office:value-type="string">
            <text:p text:style-name="P5">[JOURNAL_ENTRY_ITEMS_NUMBER]</text:p>
          </table:table-cell>
          <table:table-cell table:style-name="ITEM1.E2" office:value-type="string">
            <text:p text:style-name="P5">[SALES_CODE]</text:p>
          </table:table-cell>
          <table:table-cell table:style-name="ITEM1.F2" office:value-type="string">
            <text:p text:style-name="P5">[PURCHASE_REFERENCE_NUMBER]</text:p>
          </table:table-cell>
          <table:table-cell table:style-name="ITEM1.G2" office:value-type="string">
            <text:p text:style-name="P5">[LETTER]</text:p>
          </table:table-cell>
          <table:table-cell table:style-name="ITEM1.H2" office:value-type="string">
            <text:p text:style-name="P5">[REAL_DEBIT]</text:p>
          </table:table-cell>
          <table:table-cell table:style-name="ITEM1.I2" office:value-type="string">
            <text:p text:style-name="P5">[REAL_CREDIT]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ato" svg:font-family="Lato" style:font-pitch="variable"/>
    <style:font-face style:name="Montserrat" svg:font-family="Montserrat" style:font-pitch="variable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014cm" fo:margin-right="1.0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mma DORIE</meta:initial-creator>
    <meta:creation-date>2018-09-04T11:33:07.321643310</meta:creation-date>
    <meta:generator>LibreOffice/5.1.6.2$Linux_X86_64 LibreOffice_project/10m0$Build-2</meta:generator>
    <dc:date>2018-10-05T12:10:34.382528055</dc:date>
    <meta:editing-duration>PT3H37M26S</meta:editing-duration>
    <meta:editing-cycles>13</meta:editing-cycles>
    <dc:creator>Emma DORIE</dc:creator>
    <meta:document-statistic meta:table-count="1" meta:image-count="0" meta:object-count="0" meta:page-count="1" meta:paragraph-count="18" meta:word-count="23" meta:character-count="231" meta:non-whitespace-character-count="226"/>
  </office:meta>
</office:document-meta>
</file>